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paragraph-rsid="00366a1a"/>
    </style:style>
    <style:style style:name="P2" style:family="paragraph" style:parent-style-name="Text_20_body">
      <style:text-properties officeooo:paragraph-rsid="0011138a"/>
    </style:style>
    <style:style style:name="P3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4" style:family="paragraph" style:parent-style-name="Text_20_body">
      <style:text-properties style:font-name="Arial1" fo:font-size="10pt" officeooo:rsid="0018aa38" officeooo:paragraph-rsid="002ceee8" style:font-size-asian="10pt" style:font-size-complex="10pt"/>
    </style:style>
    <style:style style:name="P5" style:family="paragraph" style:parent-style-name="Text_20_body">
      <style:text-properties officeooo:rsid="0014352a" officeooo:paragraph-rsid="0014352a"/>
    </style:style>
    <style:style style:name="P6" style:family="paragraph" style:parent-style-name="Title">
      <style:text-properties officeooo:rsid="0014352a" officeooo:paragraph-rsid="0014352a"/>
    </style:style>
    <style:style style:name="P7" style:family="paragraph" style:parent-style-name="Text_20_body">
      <style:text-properties officeooo:rsid="0027a09e"/>
    </style:style>
    <style:style style:name="P8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9" style:family="paragraph" style:parent-style-name="Text_20_body">
      <style:text-properties officeooo:rsid="0029d767" officeooo:paragraph-rsid="0029d767"/>
    </style:style>
    <style:style style:name="P10" style:family="paragraph" style:parent-style-name="Title">
      <style:text-properties officeooo:rsid="0024ef34" officeooo:paragraph-rsid="0024ef34"/>
    </style:style>
    <style:style style:name="P11" style:family="paragraph" style:parent-style-name="Text_20_body">
      <style:text-properties officeooo:paragraph-rsid="002e5530"/>
    </style:style>
    <style:style style:name="P1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paragraph-rsid="002ef8d0"/>
    </style:style>
    <style:style style:name="P15" style:family="paragraph" style:parent-style-name="Text_20_body">
      <style:text-properties officeooo:paragraph-rsid="000d02cf"/>
    </style:style>
    <style:style style:name="P16" style:family="paragraph" style:parent-style-name="Text_20_body">
      <style:text-properties fo:font-weight="bold" officeooo:rsid="0039812c" officeooo:paragraph-rsid="0039812c" style:font-weight-asian="bold" style:font-weight-complex="bold"/>
    </style:style>
    <style:style style:name="P17" style:family="paragraph" style:parent-style-name="Text_20_body">
      <style:paragraph-properties fo:margin-left="0cm" fo:text-indent="0cm" style:auto-text-indent="false"/>
      <style:text-properties officeooo:rsid="00366a1a" officeooo:paragraph-rsid="00366a1a"/>
    </style:style>
    <style:style style:name="P18" style:family="paragraph" style:parent-style-name="Text_20_body">
      <style:paragraph-properties fo:margin-left="0cm" fo:text-indent="0cm" style:auto-text-indent="false"/>
      <style:text-properties officeooo:rsid="00366a1a" officeooo:paragraph-rsid="00380b93"/>
    </style:style>
    <style:style style:name="P19" style:family="paragraph" style:parent-style-name="Text_20_body">
      <style:paragraph-properties fo:margin-left="0cm" fo:text-indent="0cm" style:auto-text-indent="false"/>
      <style:text-properties officeooo:rsid="00366a1a" officeooo:paragraph-rsid="003a264d"/>
    </style:style>
    <style:style style:name="P20" style:family="paragraph" style:parent-style-name="Text_20_body">
      <style:text-properties officeooo:rsid="0039812c" officeooo:paragraph-rsid="0039812c"/>
    </style:style>
    <style:style style:name="P21" style:family="paragraph" style:parent-style-name="Text_20_body">
      <style:text-properties fo:font-style="italic" officeooo:rsid="0039812c" officeooo:paragraph-rsid="0039812c" style:font-style-asian="italic" style:font-style-complex="italic"/>
    </style:style>
    <style:style style:name="P22" style:family="paragraph" style:parent-style-name="Text_20_body">
      <style:paragraph-properties fo:margin-left="1.251cm" fo:text-indent="0cm" style:auto-text-indent="false"/>
      <style:text-properties fo:font-style="italic" officeooo:rsid="0039812c" officeooo:paragraph-rsid="0039812c" style:font-style-asian="italic" style:font-style-complex="italic"/>
    </style:style>
    <style:style style:name="P23" style:family="paragraph" style:parent-style-name="Text_20_body">
      <style:text-properties officeooo:paragraph-rsid="000eaa0a"/>
    </style:style>
    <style:style style:name="P24" style:family="paragraph" style:parent-style-name="Text_20_body">
      <style:text-properties fo:font-size="14pt" style:text-underline-style="solid" style:text-underline-width="auto" style:text-underline-color="font-color" officeooo:rsid="0039812c" officeooo:paragraph-rsid="0039812c" style:font-size-asian="14pt" style:font-size-complex="14pt"/>
    </style:style>
    <style:style style:name="P25" style:family="paragraph" style:parent-style-name="Text_20_body">
      <style:text-properties officeooo:rsid="003a264d" officeooo:paragraph-rsid="003a264d"/>
    </style:style>
    <style:style style:name="P26" style:family="paragraph" style:parent-style-name="Text_20_body">
      <style:text-properties officeooo:paragraph-rsid="002682b2"/>
    </style:style>
    <style:style style:name="P27" style:family="paragraph" style:parent-style-name="Text_20_body">
      <style:text-properties officeooo:rsid="003ae84d" officeooo:paragraph-rsid="003ae84d"/>
    </style:style>
    <style:style style:name="P28" style:family="paragraph" style:parent-style-name="Text_20_body">
      <style:text-properties officeooo:rsid="003bcd61" officeooo:paragraph-rsid="003bcd61"/>
    </style:style>
    <style:style style:name="P29" style:family="paragraph" style:parent-style-name="Heading_20_1" style:master-page-name="Corps_20_du_20_document">
      <style:paragraph-properties style:page-number="1" fo:break-before="page"/>
      <style:text-properties officeooo:rsid="000d02cf" officeooo:paragraph-rsid="000d02cf"/>
    </style:style>
    <style:style style:name="P30" style:family="paragraph" style:parent-style-name="Heading_20_1">
      <style:paragraph-properties fo:break-before="page"/>
      <style:text-properties officeooo:rsid="000d02cf" officeooo:paragraph-rsid="0011138a"/>
    </style:style>
    <style:style style:name="P31" style:family="paragraph" style:parent-style-name="Heading_20_2">
      <style:text-properties officeooo:rsid="000d1405" officeooo:paragraph-rsid="0011138a"/>
    </style:style>
    <style:style style:name="P32" style:family="paragraph" style:parent-style-name="Heading_20_2">
      <style:text-properties officeooo:rsid="0011138a" officeooo:paragraph-rsid="0011138a"/>
    </style:style>
    <style:style style:name="P33" style:family="paragraph" style:parent-style-name="Heading_20_2">
      <style:text-properties officeooo:rsid="004eb8cb" officeooo:paragraph-rsid="002ceee8"/>
    </style:style>
    <style:style style:name="P34" style:family="paragraph" style:parent-style-name="Text_20_body" style:master-page-name="First_20_Page">
      <style:paragraph-properties style:page-number="auto"/>
    </style:style>
    <style:style style:name="P35" style:family="paragraph" style:parent-style-name="Text_20_body" style:list-style-name="L1">
      <style:text-properties officeooo:rsid="0029376f" officeooo:paragraph-rsid="0029376f"/>
    </style:style>
    <style:style style:name="T1" style:family="text">
      <style:text-properties officeooo:rsid="00331b2c"/>
    </style:style>
    <style:style style:name="T2" style:family="text">
      <style:text-properties officeooo:rsid="00366a1a"/>
    </style:style>
    <style:style style:name="T3" style:family="text">
      <style:text-properties officeooo:rsid="0020bb5d"/>
    </style:style>
    <style:style style:name="T4" style:family="text">
      <style:text-properties officeooo:rsid="0018e4e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3a264d" style:font-style-asian="italic" style:font-weight-asian="bold" style:font-style-complex="italic" style:font-weight-complex="bold"/>
    </style:style>
    <style:style style:name="T8" style:family="text">
      <style:text-properties style:text-underline-style="none"/>
    </style:style>
    <style:style style:name="T9" style:family="text">
      <style:text-properties officeooo:rsid="003d08c6"/>
    </style:style>
    <style:style style:name="T10" style:family="text">
      <style:text-properties officeooo:rsid="003a0c7e"/>
    </style:style>
    <style:style style:name="T11" style:family="text">
      <style:text-properties officeooo:rsid="002ef8d0"/>
    </style:style>
    <style:style style:name="T12" style:family="text">
      <style:text-properties officeooo:rsid="00315fc8"/>
    </style:style>
    <style:style style:name="T13" style:family="text">
      <style:text-properties officeooo:rsid="003432be"/>
    </style:style>
    <style:style style:name="T14" style:family="text">
      <style:text-properties officeooo:rsid="00380b93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39e186"/>
    </style:style>
    <style:style style:name="T17" style:family="text">
      <style:text-properties officeooo:rsid="003a264d"/>
    </style:style>
    <style:style style:name="T18" style:family="text">
      <style:text-properties officeooo:rsid="002682b2"/>
    </style:style>
    <style:style style:name="T19" style:family="text">
      <style:text-properties officeooo:rsid="003ae84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Wizards &amp; Dices</text:p>
      <text:p text:style-name="Text_20_body"/>
      <text:p text:style-name="P6">Compte-rendu de réunion<text:line-break/><text:span text:style-name="T1">Revue du support de diapositives</text:span></text:p>
      <text:p text:style-name="P5"/>
      <text:p text:style-name="Text_20_body"/>
      <text:p text:style-name="Text_20_body"/>
      <text:p text:style-name="P9"/>
      <text:p text:style-name="Text_20_body"/>
      <text:p text:style-name="P8"><text:span text:style-name="T8"><text:s text:c="2"/></text:span>Membres présents :</text:p>
      <text:list text:style-name="L1">
        <text:list-item>
          <text:p text:style-name="P35">Loïs ALLAIRE<text:tab/><text:tab/><text:span text:style-name="T5">OUI</text:span></text:p>
        </text:list-item>
        <text:list-item>
          <text:p text:style-name="P35">Hugo CLAMOND<text:tab/><text:span text:style-name="T5">OUI</text:span></text:p>
        </text:list-item>
        <text:list-item>
          <text:p text:style-name="P35">Axel MOURILLON<text:tab/><text:span text:style-name="T5">NON</text:span></text:p>
        </text:list-item>
        <text:list-item>
          <text:p text:style-name="P35">Arthur YANG<text:tab/><text:tab/><text:span text:style-name="T5">OUI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12"><text:span text:style-name="T13">Revue du support de diapositives</text:span><text:a xlink:type="simple" xlink:href="#__RefHeading___Toc263_1510177236" text:style-name="Index_20_Link" text:visited-style-name="Index_20_Link"><text:tab/>1</text:a></text:p>
          <text:p text:style-name="P12">Présentation rapide du document récapitulatif de GIT……………………………………...<text:span text:style-name="T19">1</text:span></text:p>
          <text:p text:style-name="P12"><text:a xlink:type="simple" xlink:href="#__RefHeading___Toc263_1510177236%20Copie%202%20Copie%201" text:style-name="Index_20_Link" text:visited-style-name="Index_20_Link">Prochaine réunion<text:tab/></text:a><text:span text:style-name="T2">2</text:span></text:p>
          <text:p text:style-name="P13"><text:a xlink:type="simple" xlink:href="#__RefHeading___Toc289_1510177236" text:style-name="Index_20_Link" text:visited-style-name="Index_20_Link">Date<text:tab/></text:a><text:span text:style-name="T2">2</text:span></text:p>
          <text:p text:style-name="P13"><text:a xlink:type="simple" xlink:href="#__RefHeading___Toc291_1510177236" text:style-name="Index_20_Link" text:visited-style-name="Index_20_Link">Ordre du jour<text:tab/></text:a><text:span text:style-name="T2">2</text:span></text:p>
          <text:p text:style-name="P13"><text:a xlink:type="simple" xlink:href="#__RefHeading___Toc291_1510177236%20Copie%201" text:style-name="Index_20_Link" text:visited-style-name="Index_20_Link">Devoirs<text:tab/></text:a><text:span text:style-name="T2">2</text:span></text:p>
        </text:index-body>
      </text:table-of-content>
      <text:p text:style-name="Text_20_body"/>
      <text:p text:style-name="Text_20_body"/>
      <text:p text:style-name="P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6"><text:span text:style-name="T18">Le : </text:span><text:span text:style-name="T12">Samedi</text:span><text:span text:style-name="T18"> </text:span><text:span text:style-name="T13">30</text:span><text:span text:style-name="T18"> </text:span><text:span text:style-name="T13">Novembre</text:span><text:span text:style-name="T18"> </text:span><text:span text:style-name="T13">2024</text:span></text:p>
      <text:h text:style-name="P29" text:outline-level="1"><text:bookmark-start text:name="__RefHeading___Toc263_1510177236"/>Revue du support de diapositives<text:bookmark-end text:name="__RefHeading___Toc263_1510177236"/></text:h>
      <text:p text:style-name="P15"/>
      <text:p text:style-name="P15"/>
      <text:p text:style-name="P20"><text:span text:style-name="T6">Check général </text:span><text:span text:style-name="T7">de la première version </text:span><text:span text:style-name="T6">:</text:span> Fait ✅ avec 4 diapos <text:span text:style-name="T17">illustrant le</text:span> texte <text:span text:style-name="T17">fait par Arthur</text:span> et <text:span text:style-name="T17">qui correspond plus ou moins à </text:span>chaque partie.</text:p>
      <text:p text:style-name="P20"/>
      <text:p text:style-name="P28">De manière globale, cela semble plaire à toutes les personnes présentes.</text:p>
      <text:p text:style-name="P20"/>
      <text:p text:style-name="P20"/>
      <text:p text:style-name="P16">Point abordés</text:p>
      <text:p text:style-name="P20"/>
      <text:p text:style-name="P20">Besoin d’intégrer les <text:span text:style-name="T17">toutes</text:span> règles de chartes graphiques <text:span text:style-name="T16">car pas effectué </text:span><text:span text:style-name="T17">à 100 %</text:span><text:span text:style-name="T16"> à ce jour </text:span>: </text:p>
      <text:p text:style-name="P20"/>
      <text:p text:style-name="P21"><text:tab/>- Police</text:p>
      <text:p text:style-name="P21"><text:tab/>- Couleur</text:p>
      <text:p text:style-name="P20"/>
      <text:p text:style-name="P21"><text:span text:style-name="T15">Réflexion sur les images sur le diapo :</text:span> </text:p>
      <text:p text:style-name="P20"/>
      <text:p text:style-name="P22">- utilisation d’image par IA ou auteurs ?</text:p>
      <text:p text:style-name="P22">- Si IA = Ok pas trop de changements a faire (C’est ce qu’on a opté pour l’instant)</text:p>
      <text:p text:style-name="P22">- Si <text:span text:style-name="T19">pas d’images</text:span> IA = Sûrement faire une slide avec le crédit des auteurs</text:p>
      <text:p text:style-name="P22">- <text:span text:style-name="T17">Sur la première diapo, réflexion sur comment ajouter la carte de l’Italie (sa mise en forme)</text:span></text:p>
      <text:p text:style-name="P23"/>
      <text:p text:style-name="P25">Slogan en anglais ou français sur le diapo ? </text:p>
      <text:p text:style-name="P25"/>
      <text:p text:style-name="P25"><text:tab/>- Il faut réfléchir à 4 pour voir si on laisse celui en anglais ou mettre un en français sur la dernière <text:tab/>diapositive.</text:p>
      <text:p text:style-name="P25"/>
      <text:p text:style-name="P25"/>
      <text:p text:style-name="P25"/>
      <text:p text:style-name="P25"/>
      <text:p text:style-name="P25">Le diapo est la première version, lundi sera fait par Loïs, la deuxième version.</text:p>
      <text:p text:style-name="P25"/>
      <text:p text:style-name="P23"/>
      <text:p text:style-name="P24">Présentation rapide du doc<text:span text:style-name="T17">ument</text:span> récap<text:span text:style-name="T17">itulatif de</text:span> GIT :</text:p>
      <text:p text:style-name="P20"/>
      <text:p text:style-name="P20">Fichier sous format <text:span text:style-name="T19">M</text:span>arkdown qui exporte le fichier en format PDF lorsque nous voulons lire le fichier.</text:p>
      <text:p text:style-name="P20"/>
      <text:p text:style-name="P20">Dans ce fichier : </text:p>
      <text:p text:style-name="P20"/>
      <text:p text:style-name="P20">- Explication d’utilisation de GIT soit graphiquement ou par CLI <text:span text:style-name="T17">et plus.</text:span></text:p>
      <text:p text:style-name="P20"/>
      <text:p text:style-name="P20">- Localisé dans le dépositoire <text:span text:style-name="T19">sur GIT HUB dans le répertoire</text:span> « Doc<text:span text:style-name="T17">T</text:span>echnique » <text:span text:style-name="T17">sur la branche « RecapGIT » d’Hugo qui n’a pas été push. </text:span><text:span text:style-name="T19">Ceci sera amené à être changé.</text:span></text:p>
      <text:p text:style-name="P20"/>
      <text:p text:style-name="P27">Une version « finale » sera effectuée par Hugo et réexpliquée.</text:p>
      <text:h text:style-name="P30" text:outline-level="1"><text:bookmark-start text:name="__RefHeading___Toc263_1510177236 Copie 2 Copie 1"/>Prochaine réunion<text:bookmark-end text:name="__RefHeading___Toc263_1510177236 Copie 2 Copie 1"/></text:h>
      <text:h text:style-name="P31" text:outline-level="2"><text:bookmark-start text:name="__RefHeading___Toc289_1510177236"/>Date<text:bookmark-end text:name="__RefHeading___Toc289_1510177236"/></text:h>
      <text:p text:style-name="P14"><text:span text:style-name="T2">Lundi</text:span><text:span text:style-name="T10"> </text:span><text:span text:style-name="T2">02</text:span><text:span text:style-name="T11"> </text:span><text:span text:style-name="T2">Décembre</text:span><text:span text:style-name="T10"> </text:span><text:span text:style-name="T2">2024</text:span><text:span text:style-name="T10">, </text:span><text:span text:style-name="T9">de </text:span><text:span text:style-name="T2">21</text:span><text:span text:style-name="T9">h30 à </text:span><text:span text:style-name="T2">22</text:span><text:span text:style-name="T9">h30</text:span></text:p>
      <text:p text:style-name="P2"/>
      <text:p text:style-name="P2"/>
      <text:h text:style-name="P32" text:outline-level="2"><text:bookmark-start text:name="__RefHeading___Toc291_1510177236"/>Ordre du jour<text:bookmark-end text:name="__RefHeading___Toc291_1510177236"/></text:h>
      <text:p text:style-name="P17"><text:s text:c="8"/>• <text:s/>Révision et répétition du texte pour le pitch oral</text:p>
      <text:p text:style-name="P19"><text:s text:c="8"/>• <text:s/><text:span text:style-name="T17">Loïs présente la deuxième version du support visuel pour le Jalon 2</text:span></text:p>
      <text:p text:style-name="P18"><text:s text:c="8"/>• <text:s/><text:span text:style-name="T14">Hugo </text:span><text:span text:style-name="T17">réexplique à nouveau la fiche récapitulative mais sous sa version finale à tout le monde (5 min)</text:span></text:p>
      <text:p text:style-name="P2"/>
      <text:p text:style-name="P2"/>
      <text:h text:style-name="P33" text:outline-level="2"><text:bookmark-start text:name="__RefHeading___Toc291_1510177236 Copie 1"/>Devoirs<text:bookmark-end text:name="__RefHeading___Toc291_1510177236 Copie 1"/></text:h>
      <text:p text:style-name="P11"><text:s/>Lundi 02/12/2024 – tout le monde : </text:p>
      <text:p text:style-name="P11"><text:tab/>Réviser le script du pitch pour les répétitions</text:p>
      <text:p text:style-name="P11"/>
      <text:p text:style-name="P11"><text:s/>Lundi 02/12/2024 – Hugo :</text:p>
      <text:p text:style-name="P11"><text:tab/> <text:span text:style-name="T17">Expliquer à nouveau la</text:span> fiche récapitulative <text:span text:style-name="T17">mais sous sa version finale de manière</text:span> concise sur la <text:tab/> manipulation de Git</text:p>
      <text:p text:style-name="P11"/>
      <text:p text:style-name="P25">Lundi 02/12/2024 – Loïs :</text:p>
      <text:p text:style-name="P11"><text:tab/><text:span text:style-name="T17">Préparation et présentation de la deuxième version de la diapositive pour le pitch oral</text:span></text:p>
      <text:p text:style-name="P11"/>
      <text:p text:style-name="P11">Samedi 07/12/2024 – Axel :</text:p>
      <text:p text:style-name="P11"><text:tab/> Finir le planning GANTT</text:p>
      <text:p text:style-name="P11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366a1a"/>
    </style:style>
    <style:style style:name="MT1" style:family="text">
      <style:text-properties officeooo:rsid="00331b2c"/>
    </style:style>
    <style:style style:name="MT2" style:family="text">
      <style:text-properties officeooo:rsid="00366a1a"/>
    </style:style>
    <style:style style:name="MT3" style:family="text">
      <style:text-properties officeooo:rsid="0020bb5d"/>
    </style:style>
    <style:style style:name="MT4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MP1">Wizards &amp; Dices <text:tab/><text:tab/><text:span text:style-name="MT1">Revue du support de diapositives</text:span></text:p>
      </style:header>
      <style:footer>
        <text:p text:style-name="Header"><text:span text:style-name="MT2">30</text:span><text:span text:style-name="MT3">/</text:span><text:span text:style-name="MT2">11</text:span><text:span text:style-name="MT3">/</text:span><text:span text:style-name="MT2">2024</text:span><text:tab/><text:tab/><text:span text:style-name="MT4">Page : </text:span><text:span text:style-name="MT4"><text:page-number text:select-page="current">2</text:page-number></text:span><text:span text:style-name="MT4"><text:s/>/ </text:span><text:span text:style-name="MT2">2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1-30T16:25:09.637000000</dc:date>
    <meta:editing-duration>PT7H27M8S</meta:editing-duration>
    <meta:editing-cycles>50</meta:editing-cycles>
    <meta:generator>LibreOffice/7.6.5.2$Windows_X86_64 LibreOffice_project/38d5f62f85355c192ef5f1dd47c5c0c0c6d6598b</meta:generator>
    <meta:document-statistic meta:table-count="0" meta:image-count="0" meta:object-count="0" meta:page-count="4" meta:paragraph-count="54" meta:word-count="460" meta:character-count="2584" meta:non-whitespace-character-count="2125"/>
  </office:meta>
</office:document-meta>
</file>